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239.3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344.49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fix</text:p>
          </table:table-cell>
          <table:table-cell office:value-type="string" calcext:value-type="string">
            <text:p>direct_rfm_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nimateur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icolas Lejeune</text:p>
          </table:table-cell>
          <table:table-cell table:style-name="ce2" table:formula="of:=&quot;#### &lt;a name=&quot;&quot;&quot;&amp;[.$D$2]&amp;[.E4]&amp;&quot;&quot;&quot;&gt;&lt;/a&gt;&quot;&amp;[.C4]" office:value-type="string" office:string-value="#### &lt;a name=&quot;direct_rfm_Nicolas_Lejeune&quot;&gt;&lt;/a&gt;Nicolas Lejeune" calcext:value-type="string">
            <text:p>#### &lt;a name="direct_rfm_Nicolas_Lejeune"&gt;&lt;/a&gt;Nicolas Lejeune</text:p>
          </table:table-cell>
          <table:table-cell table:formula="of:=SUBSTITUTE([.C4];&quot; &quot;;&quot;_&quot;)" office:value-type="string" office:string-value="Nicolas_Lejeune" calcext:value-type="string">
            <text:p>Nicolas_Lejeune</text:p>
          </table:table-cell>
          <table:table-cell table:formula="of:=&quot;[&quot;&amp;[.C4]&amp;&quot;]&quot;&amp;&quot;(#&quot;&amp;[.$D$2]&amp;[.E4]&amp;&quot;)&quot;" office:value-type="string" office:string-value="[Nicolas Lejeune](#direct_rfm_Nicolas_Lejeune)" calcext:value-type="string">
            <text:p>[Nicolas Lejeune](#direct_rfm_Nicolas_Lejeune)</text:p>
          </table:table-cell>
          <table:table-cell office:value-type="string" calcext:value-type="string">
            <text:p>Le premier révei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lbert Spano</text:p>
          </table:table-cell>
          <table:table-cell table:style-name="ce2" table:formula="of:=&quot;#### &lt;a name=&quot;&quot;&quot;&amp;[.$D$2]&amp;[.E5]&amp;&quot;&quot;&quot;&gt;&lt;/a&gt;&quot;&amp;[.C5]" office:value-type="string" office:string-value="#### &lt;a name=&quot;direct_rfm_Albert_Spano&quot;&gt;&lt;/a&gt;Albert Spano" calcext:value-type="string">
            <text:p>#### &lt;a name="direct_rfm_Albert_Spano"&gt;&lt;/a&gt;Albert Spano</text:p>
          </table:table-cell>
          <table:table-cell table:formula="of:=SUBSTITUTE([.C5];&quot; &quot;;&quot;_&quot;)" office:value-type="string" office:string-value="Albert_Spano" calcext:value-type="string">
            <text:p>Albert_Spano</text:p>
          </table:table-cell>
          <table:table-cell table:formula="of:=&quot;[&quot;&amp;[.C5]&amp;&quot;]&quot;&amp;&quot;(#&quot;&amp;[.$D$2]&amp;[.E5]&amp;&quot;)&quot;" office:value-type="string" office:string-value="[Albert Spano](#direct_rfm_Albert_Spano)" calcext:value-type="string">
            <text:p>[Albert Spano](#direct_rfm_Albert_Spano)</text:p>
          </table:table-cell>
          <table:table-cell office:value-type="string" calcext:value-type="string">
            <text:p>Le meilleur révei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lodie Gossuin</text:p>
          </table:table-cell>
          <table:table-cell table:style-name="ce2" table:formula="of:=&quot;#### &lt;a name=&quot;&quot;&quot;&amp;[.$D$2]&amp;[.E6]&amp;&quot;&quot;&quot;&gt;&lt;/a&gt;&quot;&amp;[.C6]" office:value-type="string" office:string-value="#### &lt;a name=&quot;direct_rfm_Elodie_Gossuin&quot;&gt;&lt;/a&gt;Elodie Gossuin" calcext:value-type="string">
            <text:p>#### &lt;a name="direct_rfm_Elodie_Gossuin"&gt;&lt;/a&gt;Elodie Gossuin</text:p>
          </table:table-cell>
          <table:table-cell table:formula="of:=SUBSTITUTE([.C6];&quot; &quot;;&quot;_&quot;)" office:value-type="string" office:string-value="Elodie_Gossuin" calcext:value-type="string">
            <text:p>Elodie_Gossuin</text:p>
          </table:table-cell>
          <table:table-cell table:formula="of:=&quot;[&quot;&amp;[.C6]&amp;&quot;]&quot;&amp;&quot;(#&quot;&amp;[.$D$2]&amp;[.E6]&amp;&quot;)&quot;" office:value-type="string" office:string-value="[Elodie Gossuin](#direct_rfm_Elodie_Gossuin)" calcext:value-type="string">
            <text:p>[Elodie Gossuin](#direct_rfm_Elodie_Gossuin)</text:p>
          </table:table-cell>
          <table:table-cell office:value-type="string" calcext:value-type="string">
            <text:p>Le meilleur révei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Vincent Richard</text:p>
          </table:table-cell>
          <table:table-cell table:style-name="ce2" table:formula="of:=&quot;#### &lt;a name=&quot;&quot;&quot;&amp;[.$D$2]&amp;[.E7]&amp;&quot;&quot;&quot;&gt;&lt;/a&gt;&quot;&amp;[.C7]" office:value-type="string" office:string-value="#### &lt;a name=&quot;direct_rfm_Vincent_Richard&quot;&gt;&lt;/a&gt;Vincent Richard" calcext:value-type="string">
            <text:p>#### &lt;a name="direct_rfm_Vincent_Richard"&gt;&lt;/a&gt;Vincent Richard</text:p>
          </table:table-cell>
          <table:table-cell table:formula="of:=SUBSTITUTE([.C7];&quot; &quot;;&quot;_&quot;)" office:value-type="string" office:string-value="Vincent_Richard" calcext:value-type="string">
            <text:p>Vincent_Richard</text:p>
          </table:table-cell>
          <table:table-cell table:formula="of:=&quot;[&quot;&amp;[.C7]&amp;&quot;]&quot;&amp;&quot;(#&quot;&amp;[.$D$2]&amp;[.E7]&amp;&quot;)&quot;" office:value-type="string" office:string-value="[Vincent Richard](#direct_rfm_Vincent_Richard)" calcext:value-type="string">
            <text:p>[Vincent Richard](#direct_rfm_Vincent_Richar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Justine Fraioli</text:p>
          </table:table-cell>
          <table:table-cell table:style-name="ce2" table:formula="of:=&quot;#### &lt;a name=&quot;&quot;&quot;&amp;[.$D$2]&amp;[.E8]&amp;&quot;&quot;&quot;&gt;&lt;/a&gt;&quot;&amp;[.C8]" office:value-type="string" office:string-value="#### &lt;a name=&quot;direct_rfm_Justine_Fraioli&quot;&gt;&lt;/a&gt;Justine Fraioli" calcext:value-type="string">
            <text:p>#### &lt;a name="direct_rfm_Justine_Fraioli"&gt;&lt;/a&gt;Justine Fraioli</text:p>
          </table:table-cell>
          <table:table-cell table:formula="of:=SUBSTITUTE([.C8];&quot; &quot;;&quot;_&quot;)" office:value-type="string" office:string-value="Justine_Fraioli" calcext:value-type="string">
            <text:p>Justine_Fraioli</text:p>
          </table:table-cell>
          <table:table-cell table:formula="of:=&quot;[&quot;&amp;[.C8]&amp;&quot;]&quot;&amp;&quot;(#&quot;&amp;[.$D$2]&amp;[.E8]&amp;&quot;)&quot;" office:value-type="string" office:string-value="[Justine Fraioli](#direct_rfm_Justine_Fraioli)" calcext:value-type="string">
            <text:p>[Justine Fraioli](#direct_rfm_Justine_Fraioli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Léo Cuenca</text:p>
          </table:table-cell>
          <table:table-cell table:style-name="ce2" table:formula="of:=&quot;#### &lt;a name=&quot;&quot;&quot;&amp;[.$D$2]&amp;[.E9]&amp;&quot;&quot;&quot;&gt;&lt;/a&gt;&quot;&amp;[.C9]" office:value-type="string" office:string-value="#### &lt;a name=&quot;direct_rfm_Léo_Cuenca&quot;&gt;&lt;/a&gt;Léo Cuenca" calcext:value-type="string">
            <text:p>#### &lt;a name="direct_rfm_Léo_Cuenca"&gt;&lt;/a&gt;Léo Cuenca</text:p>
          </table:table-cell>
          <table:table-cell table:formula="of:=SUBSTITUTE([.C9];&quot; &quot;;&quot;_&quot;)" office:value-type="string" office:string-value="Léo_Cuenca" calcext:value-type="string">
            <text:p>Léo_Cuenca</text:p>
          </table:table-cell>
          <table:table-cell table:formula="of:=&quot;[&quot;&amp;[.C9]&amp;&quot;]&quot;&amp;&quot;(#&quot;&amp;[.$D$2]&amp;[.E9]&amp;&quot;)&quot;" office:value-type="string" office:string-value="[Léo Cuenca](#direct_rfm_Léo_Cuenca)" calcext:value-type="string">
            <text:p>[Léo Cuenca](#direct_rfm_Léo_Cuenc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at Angeli</text:p>
          </table:table-cell>
          <table:table-cell table:style-name="ce2" table:formula="of:=&quot;#### &lt;a name=&quot;&quot;&quot;&amp;[.$D$2]&amp;[.E10]&amp;&quot;&quot;&quot;&gt;&lt;/a&gt;&quot;&amp;[.C10]" office:value-type="string" office:string-value="#### &lt;a name=&quot;direct_rfm_Pat_Angeli&quot;&gt;&lt;/a&gt;Pat Angeli" calcext:value-type="string">
            <text:p>#### &lt;a name="direct_rfm_Pat_Angeli"&gt;&lt;/a&gt;Pat Angeli</text:p>
          </table:table-cell>
          <table:table-cell table:formula="of:=SUBSTITUTE([.C10];&quot; &quot;;&quot;_&quot;)" office:value-type="string" office:string-value="Pat_Angeli" calcext:value-type="string">
            <text:p>Pat_Angeli</text:p>
          </table:table-cell>
          <table:table-cell table:formula="of:=&quot;[&quot;&amp;[.C10]&amp;&quot;]&quot;&amp;&quot;(#&quot;&amp;[.$D$2]&amp;[.E10]&amp;&quot;)&quot;" office:value-type="string" office:string-value="[Pat Angeli](#direct_rfm_Pat_Angeli)" calcext:value-type="string">
            <text:p>[Pat Angeli](#direct_rfm_Pat_Angeli)</text:p>
          </table:table-cell>
          <table:table-cell office:value-type="string" calcext:value-type="string">
            <text:p>RFM Night Fever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arl Defray</text:p>
          </table:table-cell>
          <table:table-cell table:style-name="ce2" table:formula="of:=&quot;#### &lt;a name=&quot;&quot;&quot;&amp;[.$D$2]&amp;[.E11]&amp;&quot;&quot;&quot;&gt;&lt;/a&gt;&quot;&amp;[.C11]" office:value-type="string" office:string-value="#### &lt;a name=&quot;direct_rfm_Carl_Defray&quot;&gt;&lt;/a&gt;Carl Defray" calcext:value-type="string">
            <text:p>#### &lt;a name="direct_rfm_Carl_Defray"&gt;&lt;/a&gt;Carl Defray</text:p>
          </table:table-cell>
          <table:table-cell table:formula="of:=SUBSTITUTE([.C11];&quot; &quot;;&quot;_&quot;)" office:value-type="string" office:string-value="Carl_Defray" calcext:value-type="string">
            <text:p>Carl_Defray</text:p>
          </table:table-cell>
          <table:table-cell table:formula="of:=&quot;[&quot;&amp;[.C11]&amp;&quot;]&quot;&amp;&quot;(#&quot;&amp;[.$D$2]&amp;[.E11]&amp;&quot;)&quot;" office:value-type="string" office:string-value="[Carl Defray](#direct_rfm_Carl_Defray)" calcext:value-type="string">
            <text:p>[Carl Defray](#direct_rfm_Carl_Defray)</text:p>
          </table:table-cell>
          <table:table-cell office:value-type="string" calcext:value-type="string">
            <text:p>Le reveil du W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Yann Arribard</text:p>
          </table:table-cell>
          <table:table-cell table:style-name="ce2" table:formula="of:=&quot;#### &lt;a name=&quot;&quot;&quot;&amp;[.$D$2]&amp;[.E12]&amp;&quot;&quot;&quot;&gt;&lt;/a&gt;&quot;&amp;[.C12]" office:value-type="string" office:string-value="#### &lt;a name=&quot;direct_rfm_Yann_Arribard&quot;&gt;&lt;/a&gt;Yann Arribard" calcext:value-type="string">
            <text:p>#### &lt;a name="direct_rfm_Yann_Arribard"&gt;&lt;/a&gt;Yann Arribard</text:p>
          </table:table-cell>
          <table:table-cell table:formula="of:=SUBSTITUTE([.C12];&quot; &quot;;&quot;_&quot;)" office:value-type="string" office:string-value="Yann_Arribard" calcext:value-type="string">
            <text:p>Yann_Arribard</text:p>
          </table:table-cell>
          <table:table-cell table:formula="of:=&quot;[&quot;&amp;[.C12]&amp;&quot;]&quot;&amp;&quot;(#&quot;&amp;[.$D$2]&amp;[.E12]&amp;&quot;)&quot;" office:value-type="string" office:string-value="[Yann Arribard](#direct_rfm_Yann_Arribard)" calcext:value-type="string">
            <text:p>[Yann Arribard](#direct_rfm_Yann_Arribar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hlippe Despont</text:p>
          </table:table-cell>
          <table:table-cell table:style-name="ce2" table:formula="of:=&quot;#### &lt;a name=&quot;&quot;&quot;&amp;[.$D$2]&amp;[.E13]&amp;&quot;&quot;&quot;&gt;&lt;/a&gt;&quot;&amp;[.C13]" office:value-type="string" office:string-value="#### &lt;a name=&quot;direct_rfm_Phlippe_Despont&quot;&gt;&lt;/a&gt;Phlippe Despont" calcext:value-type="string">
            <text:p>#### &lt;a name="direct_rfm_Phlippe_Despont"&gt;&lt;/a&gt;Phlippe Despont</text:p>
          </table:table-cell>
          <table:table-cell table:formula="of:=SUBSTITUTE([.C13];&quot; &quot;;&quot;_&quot;)" office:value-type="string" office:string-value="Phlippe_Despont" calcext:value-type="string">
            <text:p>Phlippe_Despont</text:p>
          </table:table-cell>
          <table:table-cell table:formula="of:=&quot;[&quot;&amp;[.C13]&amp;&quot;]&quot;&amp;&quot;(#&quot;&amp;[.$D$2]&amp;[.E13]&amp;&quot;)&quot;" office:value-type="string" office:string-value="[Phlippe Despont](#direct_rfm_Phlippe_Despont)" calcext:value-type="string">
            <text:p>[Phlippe Despont](#direct_rfm_Phlippe_Despont)</text:p>
          </table:table-cell>
          <table:table-cell table:style-name="ce4" office:value-type="string" calcext:value-type="string">
            <text:p>Hit RFM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ascal Nègre</text:p>
          </table:table-cell>
          <table:table-cell table:style-name="ce2" table:formula="of:=&quot;#### &lt;a name=&quot;&quot;&quot;&amp;[.$D$2]&amp;[.E14]&amp;&quot;&quot;&quot;&gt;&lt;/a&gt;&quot;&amp;[.C14]" office:value-type="string" office:string-value="#### &lt;a name=&quot;direct_rfm_Pascal_Nègre&quot;&gt;&lt;/a&gt;Pascal Nègre" calcext:value-type="string">
            <text:p>#### &lt;a name="direct_rfm_Pascal_Nègre"&gt;&lt;/a&gt;Pascal Nègre</text:p>
          </table:table-cell>
          <table:table-cell table:formula="of:=SUBSTITUTE([.C14];&quot; &quot;;&quot;_&quot;)" office:value-type="string" office:string-value="Pascal_Nègre" calcext:value-type="string">
            <text:p>Pascal_Nègre</text:p>
          </table:table-cell>
          <table:table-cell table:formula="of:=&quot;[&quot;&amp;[.C14]&amp;&quot;]&quot;&amp;&quot;(#&quot;&amp;[.$D$2]&amp;[.E14]&amp;&quot;)&quot;" office:value-type="string" office:string-value="[Pascal Nègre](#direct_rfm_Pascal_Nègre)" calcext:value-type="string">
            <text:p>[Pascal Nègre](#direct_rfm_Pascal_Nègre)</text:p>
          </table:table-cell>
          <table:table-cell office:value-type="string" calcext:value-type="string">
            <text:p>L’invité de Pascal Nègr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2" table:formula="of:=&quot;#### &lt;a name=&quot;&quot;&quot;&amp;[.$D$2]&amp;[.E15]&amp;&quot;&quot;&quot;&gt;&lt;/a&gt;&quot;&amp;[.C15]" office:value-type="string" office:string-value="#### &lt;a name=&quot;direct_rfm_&quot;&gt;&lt;/a&gt;" calcext:value-type="string">
            <text:p>#### &lt;a name="direct_rfm_"&gt;&lt;/a&gt;</text:p>
          </table:table-cell>
          <table:table-cell table:formula="of:=SUBSTITUTE([.C15];&quot; &quot;;&quot;_&quot;)">
            <text:p/>
          </table:table-cell>
          <table:table-cell table:formula="of:=&quot;[&quot;&amp;[.C15]&amp;&quot;]&quot;&amp;&quot;(#&quot;&amp;[.$D$2]&amp;[.E15]&amp;&quot;)&quot;" office:value-type="string" office:string-value="[](#direct_rfm_)" calcext:value-type="string">
            <text:p>[](#direct_rfm_)</text:p>
          </table:table-cell>
          <table:table-cell table:number-columns-repeated="2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0:26:47.13065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48:24.662560586</meta:creation-date>
    <dc:date>2017-02-20T22:16:51.354269592</dc:date>
    <meta:editing-duration>PT14H32M54S</meta:editing-duration>
    <meta:editing-cycles>4</meta:editing-cycles>
    <meta:generator>LibreOffice/5.1.2.2$Linux_X86_64 LibreOffice_project/10m0$Build-2</meta:generator>
    <meta:document-statistic meta:table-count="1" meta:cell-count="61" meta:object-count="0"/>
  </office:meta>
</office:document-meta>
</file>